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23.654cm" fo:margin-left="0cm"/>
    </style:style>
    <style:style style:name="Column1" style:family="table-column">
      <style:table-column-properties style:column-width="11.509cm"/>
    </style:style>
    <style:style style:name="Column2" style:family="table-column">
      <style:table-column-properties style:column-width="0.635cm"/>
    </style:style>
    <style:style style:name="Column3" style:family="table-column">
      <style:table-column-properties style:column-width="11.509cm"/>
    </style:style>
    <style:style style:name="Row1" style:family="table-row"/>
    <style:style style:name="Cell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1.483cm" fo:margin-left="0cm"/>
    </style:style>
    <style:style style:name="Column4" style:family="table-column">
      <style:table-column-properties style:column-width="11.483cm"/>
    </style:style>
    <style:style style:name="Row2" style:family="table-row"/>
    <style:style style:name="Cell4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1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11_1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T11_2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7vv7gyga8xge"/><text:bookmark-end text:name="h.7vv7gyga8xge"/><text:span text:style-name="T1_1">Activity</text:span><text:span text:style-name="T1_2">:<text:s/></text:span><text:span text:style-name="T1_3">Prototyping</text:span><text:span text:style-name="T1_4"><text:s/></text:span><text:span text:style-name="T1_5">a</text:span><text:span text:style-name="T1_6"><text:s/></text:span><text:span text:style-name="T1_7">Green</text:span><text:span text:style-name="T1_8"><text:s/></text:span><text:span text:style-name="T1_9">Map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"><text:span text:style-name="T3_1">Notes</text:span></text:p>
            <text:p text:style-name="P4"><text:span text:style-name="T4_1">With</text:span><text:span text:style-name="T4_2"><text:s/></text:span><text:span text:style-name="T4_3">a</text:span><text:span text:style-name="T4_4"><text:s/></text:span><text:span text:style-name="T4_5">group</text:span><text:span text:style-name="T4_6"><text:s/></text:span><text:span text:style-name="T4_7">and</text:span><text:span text:style-name="T4_8"><text:s/></text:span><text:span text:style-name="T4_9">paper</text:span><text:span text:style-name="T4_10"><text:s/></text:span><text:span text:style-name="T4_11">maps</text:span><text:span text:style-name="T4_12">,<text:s/></text:span><text:span text:style-name="T4_13">we</text:span><text:span text:style-name="T4_14"><text:s/></text:span><text:span text:style-name="T4_15">will</text:span><text:span text:style-name="T4_16"><text:s/></text:span><text:span text:style-name="T4_17">take</text:span><text:span text:style-name="T4_18"><text:s/></text:span><text:span text:style-name="T4_19">a</text:span><text:span text:style-name="T4_20"><text:s/></text:span><text:span text:style-name="T4_21">walk</text:span><text:span text:style-name="T4_22"><text:s/></text:span><text:span text:style-name="T4_23">to</text:span><text:span text:style-name="T4_24"><text:s/></text:span><text:span text:style-name="T4_25">map</text:span><text:span text:style-name="T4_26"><text:s/></text:span><text:span text:style-name="T4_27">green</text:span><text:span text:style-name="T4_28"><text:s/></text:span><text:span text:style-name="T4_29">features</text:span><text:span text:style-name="T4_30"><text:s/></text:span><text:span text:style-name="T4_31">in</text:span><text:span text:style-name="T4_32"><text:s/></text:span><text:span text:style-name="T4_33">the</text:span><text:span text:style-name="T4_34"><text:s/></text:span><text:span text:style-name="T4_35">area</text:span><text:span text:style-name="T4_36"><text:s/></text:span><text:span text:style-name="T4_37">nearby</text:span><text:span text:style-name="T4_38">.</text:span></text:p>
            <text:p text:style-name="P5"/>
            <text:p text:style-name="P6"><text:span text:style-name="T6_1">Map</text:span><text:span text:style-name="T6_2"><text:s/></text:span><text:span text:style-name="T6_3">as</text:span><text:span text:style-name="T6_4"><text:s/></text:span><text:span text:style-name="T6_5">you</text:span><text:span text:style-name="T6_6"><text:s/></text:span><text:span text:style-name="T6_7">go</text:span><text:span text:style-name="T6_8">!</text:span><text:span text:style-name="T6_9"><text:s/></text:span><text:span text:style-name="T6_10">We</text:span><text:span text:style-name="T6_11"><text:s/></text:span><text:span text:style-name="T6_12">will</text:span><text:span text:style-name="T6_13"><text:s/></text:span><text:span text:style-name="T6_14">come</text:span><text:span text:style-name="T6_15"><text:s/></text:span><text:span text:style-name="T6_16">back</text:span><text:span text:style-name="T6_17"><text:s/></text:span><text:span text:style-name="T6_18">as</text:span><text:span text:style-name="T6_19"><text:s/></text:span><text:span text:style-name="T6_20">a</text:span><text:span text:style-name="T6_21"><text:s/></text:span><text:span text:style-name="T6_22">group</text:span><text:span text:style-name="T6_23"><text:s/></text:span><text:span text:style-name="T6_24">and</text:span><text:span text:style-name="T6_25"><text:s/></text:span><text:span text:style-name="T6_26">share</text:span><text:span text:style-name="T6_27"><text:s/></text:span><text:span text:style-name="T6_28">our</text:span><text:span text:style-name="T6_29"><text:s/></text:span><text:span text:style-name="T6_30">map</text:span><text:span text:style-name="T6_31"><text:s/></text:span><text:span text:style-name="T6_32">prototypes</text:span><text:span text:style-name="T6_33"><text:s/></text:span><text:span text:style-name="T6_34">and</text:span><text:span text:style-name="T6_35"><text:s/></text:span><text:span text:style-name="T6_36">the</text:span><text:span text:style-name="T6_37"><text:s/></text:span><text:span text:style-name="T6_38">process</text:span><text:span text:style-name="T6_39">.</text:span></text:p>
            <text:p text:style-name="P7"/>
            <text:p text:style-name="P8"/>
          </table:table-cell>
          <table:table-cell table:style-name="Cell2">
            <text:p text:style-name="P9"/>
          </table:table-cell>
          <table:table-cell table:style-name="Cell3">
            <text:p text:style-name="P10"/>
            <table:table table:style-name="Table2">
              <table:table-column table:style-name="Column4"/>
              <table:table-row table:style-name="Row2">
                <table:table-cell table:style-name="Cell4">
                  <text:p text:style-name="P11"><text:span text:style-name="T11_1">Remember</text:span><text:span text:style-name="T11_2">!</text:span></text:p>
                  <text:list text:style-name="LS1" xml:id="list0">
                    <text:list-item>
                      <text:p text:style-name="P12"><text:span text:style-name="T12_1">Prototypes</text:span><text:span text:style-name="T12_2"><text:s/></text:span><text:span text:style-name="T12_3">are</text:span><text:span text:style-name="T12_4"><text:s/></text:span><text:span text:style-name="T12_5">mes</text:span><text:span text:style-name="T12_6">sy</text:span><text:span text:style-name="T12_7">,<text:s/></text:span><text:span text:style-name="T12_8">the</text:span><text:span text:style-name="T12_9"><text:s/></text:span><text:span text:style-name="T12_10">goal</text:span><text:span text:style-name="T12_11"><text:s/></text:span><text:span text:style-name="T12_12">is</text:span><text:span text:style-name="T12_13"><text:s/></text:span><text:span text:style-name="T12_14">getting</text:span><text:span text:style-name="T12_15"><text:s/></text:span><text:span text:style-name="T12_16">an</text:span><text:span text:style-name="T12_17"><text:s/></text:span><text:span text:style-name="T12_18">idea</text:span><text:span text:style-name="T12_19"><text:s/></text:span><text:span text:style-name="T12_20">out</text:span><text:span text:style-name="T12_21"><text:s/></text:span><text:span text:style-name="T12_22">into</text:span><text:span text:style-name="T12_23"><text:s/></text:span><text:span text:style-name="T12_24">the</text:span><text:span text:style-name="T12_25"><text:s/></text:span><text:span text:style-name="T12_26">world</text:span><text:span text:style-name="T12_27">,<text:s/></text:span><text:span text:style-name="T12_28">not</text:span><text:span text:style-name="T12_29"><text:s/></text:span><text:span text:style-name="T12_30">about</text:span><text:span text:style-name="T12_31"><text:s/></text:span><text:span text:style-name="T12_32">having</text:span><text:span text:style-name="T12_33"><text:s/></text:span><text:span text:style-name="T12_34">a</text:span><text:span text:style-name="T12_35"><text:s/></text:span><text:span text:style-name="T12_36">perfect</text:span><text:span text:style-name="T12_37"><text:s/></text:span><text:span text:style-name="T12_38">or</text:span><text:span text:style-name="T12_39"><text:s/></text:span><text:span text:style-name="T12_40">final</text:span><text:span text:style-name="T12_41"><text:s/></text:span><text:span text:style-name="T12_42">edition</text:span></text:p>
                    </text:list-item>
                    <text:list-item>
                      <text:p text:style-name="P13"><text:span text:style-name="T13_1">Anything</text:span><text:span text:style-name="T13_2"><text:s/></text:span><text:span text:style-name="T13_3">can</text:span><text:span text:style-name="T13_4"><text:s/></text:span><text:span text:style-name="T13_5">go</text:span><text:span text:style-name="T13_6"><text:s/></text:span><text:span text:style-name="T13_7">on</text:span><text:span text:style-name="T13_8"><text:s/></text:span><text:span text:style-name="T13_9">the</text:span><text:span text:style-name="T13_10"><text:s/></text:span><text:span text:style-name="T13_11">map</text:span><text:span text:style-name="T13_12"><text:s/></text:span><text:span text:style-name="T13_13">you</text:span><text:span text:style-name="T13_14">’</text:span><text:span text:style-name="T13_15">d</text:span><text:span text:style-name="T13_16"><text:s/></text:span><text:span text:style-name="T13_17">like</text:span><text:span text:style-name="T13_18"><text:s/>–<text:s/>“</text:span><text:span text:style-name="T13_19">things</text:span><text:span text:style-name="T13_20"><text:s/></text:span><text:span text:style-name="T13_21">that</text:span><text:span text:style-name="T13_22"><text:s/></text:span><text:span text:style-name="T13_23">you</text:span><text:span text:style-name="T13_24"><text:s/></text:span><text:span text:style-name="T13_25">can</text:span><text:span text:style-name="T13_26"><text:s/></text:span><text:span text:style-name="T13_27">see</text:span><text:span text:style-name="T13_28">,<text:s/></text:span><text:span text:style-name="T13_29">or</text:span><text:span text:style-name="T13_30"><text:s/></text:span><text:span text:style-name="T13_31">maybe</text:span><text:span text:style-name="T13_32"><text:s/></text:span><text:span text:style-name="T13_33">other</text:span><text:span text:style-name="T13_34"><text:s/></text:span><text:span text:style-name="T13_35">kinds</text:span><text:span text:style-name="T13_36"><text:s/></text:span><text:span text:style-name="T13_37">of</text:span><text:span text:style-name="T13_38"><text:s/></text:span><text:span text:style-name="T13_39">information</text:span><text:span text:style-name="T13_40"><text:s/></text:span><text:span text:style-name="T13_41">that</text:span><text:span text:style-name="T13_42"><text:s/></text:span><text:span text:style-name="T13_43">is</text:span><text:span text:style-name="T13_44"><text:s/></text:span><text:span text:style-name="T13_45">important</text:span><text:span text:style-name="T13_46"><text:s/></text:span><text:span text:style-name="T13_47">to</text:span><text:span text:style-name="T13_48"><text:s/></text:span><text:span text:style-name="T13_49">you</text:span><text:span text:style-name="T13_50">.”</text:span></text:p>
                    </text:list-item>
                  </text:list>
                </table:table-cell>
              </table:table-row>
            </table:table>
            <text:p text:style-name="P14"/>
          </table:table-cell>
        </table:table-row>
        <table:table-row table:style-name="Row3">
          <table:table-cell table:style-name="Cell5">
            <text:p text:style-name="P15"/>
          </table:table-cell>
          <table:table-cell table:style-name="Cell6">
            <text:p text:style-name="P16"/>
          </table:table-cell>
          <table:table-cell table:style-name="Cell7">
            <text:p text:style-name="P17"/>
          </table:table-cell>
        </table:table-row>
        <table:table-row table:style-name="Row4">
          <table:table-cell table:style-name="Cell8">
            <text:p text:style-name="P18"/>
          </table:table-cell>
          <table:table-cell table:style-name="Cell9">
            <text:p text:style-name="P19"/>
          </table:table-cell>
          <table:table-cell table:style-name="Cell10">
            <text:p text:style-name="P20"/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00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keep-with-next="always" fo:keep-together="always" style:writing-mode="lr-tb"/>
      <style:text-properties style:font-name="Montserrat" fo:font-size="18pt" style:font-name-asian="Montserrat" style:font-size-asian="18pt" style:font-name-complex="Montserra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87cm" fo:padding-bottom="0cm" fo:margin-bottom="1.87cm" fo:padding-left="0cm" fo:margin-left="1.87cm" fo:padding-right="0cm" fo:margin-right="1.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